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85in" style:rel-column-width="905*"/>
    </style:style>
    <style:style style:name="Table1.B" style:family="table-column">
      <style:table-column-properties style:column-width="6.2965in" style:rel-column-width="90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2.1 Programs in system</text:p>
      <text:p text:style-name="Standard"/>
      <text:p text:style-name="Standard">The system's design is based on two separate programs - Android app and a server application.</text:p>
      <text:p text:style-name="Standard">The Android application is the main component of the system. It displays a map screen and is used to record location data for a walk using GPS or AGPS (Assisted GPS). It also gives the user options to add pictures to a walk. When a walk is finished it is saved into a local SQL database which is then sent to the server application.</text:p>
      <text:p text:style-name="Standard"/>
      <text:p text:style-name="Standard">The server application has a database for all the walks that a user has saved, an applet for viewing stored walks. When the server application receives information for a walk it appends the location data to the database and stores all pictures on the server machine. A website is also hosted on the same machine which can be used for viewing information about walks - route taken, points of interest and pictures.</text:p>
      <text:p text:style-name="Standard"/>
      <text:p text:style-name="Standard"><text:tab/>2.2 Significant classes</text:p>
      <text:p text:style-name="Standard">// insert class description for android and web parts</text:p>
      <text:p text:style-name="Standard"/>
      <text:list xml:id="list3922017499535734313" text:style-name="L2">
        <text:list-item>
          <text:list>
            <text:list-item>
              <text:p text:style-name="P1">Table mapping requirements onto classes<text:line-break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R1</text:p>
          </table:table-cell>
          <table:table-cell table:style-name="Table1.B1" office:value-type="string">
            <text:p text:style-name="Table_20_Contents">GeneralActivity, MapScreen, WalkSetupScreen, MyWalksScreen, MainMenuScreen, OptionsScreen, WalkInfoView</text:p>
          </table:table-cell>
        </table:table-row>
        <table:table-row>
          <table:table-cell table:style-name="Table1.A2" office:value-type="string">
            <text:p text:style-name="Table_20_Contents">FR2</text:p>
          </table:table-cell>
          <table:table-cell table:style-name="Table1.B2" office:value-type="string">
            <text:p text:style-name="Table_20_Contents">MapScreen, RouteRecorder, WalkModel</text:p>
          </table:table-cell>
        </table:table-row>
        <table:table-row>
          <table:table-cell table:style-name="Table1.A2" office:value-type="string">
            <text:p text:style-name="Table_20_Contents">FR3</text:p>
          </table:table-cell>
          <table:table-cell table:style-name="Table1.B2" office:value-type="string">
            <text:p text:style-name="Table_20_Contents">LocationPoint, PointOfInterest</text:p>
          </table:table-cell>
        </table:table-row>
        <table:table-row>
          <table:table-cell table:style-name="Table1.A2" office:value-type="string">
            <text:p text:style-name="Table_20_Contents">FR4</text:p>
          </table:table-cell>
          <table:table-cell table:style-name="Table1.B2" office:value-type="string">
            <text:p text:style-name="Table_20_Contents">LocationPoint, PointOfInterest</text:p>
          </table:table-cell>
        </table:table-row>
        <table:table-row>
          <table:table-cell table:style-name="Table1.A2" office:value-type="string">
            <text:p text:style-name="Table_20_Contents">FR5</text:p>
          </table:table-cell>
          <table:table-cell table:style-name="Table1.B2" office:value-type="string">
            <text:p text:style-name="Table_20_Contents">WalkInfoView</text:p>
          </table:table-cell>
        </table:table-row>
        <table:table-row>
          <table:table-cell table:style-name="Table1.A2" office:value-type="string">
            <text:p text:style-name="Table_20_Contents">FR6</text:p>
          </table:table-cell>
          <table:table-cell table:style-name="Table1.B2" office:value-type="string">
            <text:p text:style-name="Table_20_Contents">WalkManager, FileTransferManager</text:p>
          </table:table-cell>
        </table:table-row>
        <table:table-row>
          <table:table-cell table:style-name="Table1.A2" office:value-type="string">
            <text:p text:style-name="Table_20_Contents">FR7</text:p>
          </table:table-cell>
          <table:table-cell table:style-name="Table1.B2" office:value-type="string">
            <text:p text:style-name="Table_20_Contents">RouteRecorder</text:p>
          </table:table-cell>
        </table:table-row>
      </table:table>
      <text:list xml:id="list35529389" text:continue-numbering="true" text:style-name="L2">
        <text:list-item>
          <text:list>
            <text:list-header>
              <text:p text:style-name="P1"><text:line-break/><text:lin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okov</meta:initial-creator>
    <meta:creation-date>2013-11-28T15:19:09.73</meta:creation-date>
    <meta:document-statistic meta:table-count="1" meta:image-count="0" meta:object-count="0" meta:page-count="1" meta:paragraph-count="22" meta:word-count="199" meta:character-count="1259"/>
    <dc:date>2013-11-28T15:39:04.93</dc:date>
    <dc:creator>Martin Zokov</dc:creator>
    <meta:editing-duration>PT2M53S</meta:editing-duration>
    <meta:editing-cycles>1</meta:editing-cycles>
    <meta:generator>OpenOffice/4.0.1$Win32 OpenOffice.org_project/401m5$Build-9714</meta:generator>
  </office:meta>
</office:document-meta>
</file>